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0084d1" style:font-name="Liberation Mono1" fo:font-size="16pt" style:font-size-asian="16pt" style:font-size-complex="16pt"/>
    </style:style>
    <style:style style:name="T7" style:family="text">
      <style:text-properties style:use-window-font-color="true"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6.6cm" svg:height="20.478cm" svg:x="0.8cm" svg:y="0.094cm" presentation:class="subtitle" presentation:user-transformed="true">
          <draw:text-box>
            <text:p text:style-name="P1"><text:span text:style-name="T1">Translathon</text:span></text:p>
            <text:p text:style-name="P2"><text:span text:style-name="T2"/></text:p>
            <text:p text:style-name="P2"><text:span text:style-name="T2">$ git clone </text:span><text:span text:style-name="T2"><text:a xlink:href="mailto:git@github.com" xlink:type="simple">git@github.com</text:a></text:span><text:span text:style-name="T2">:matthieucan/adagios.git</text:span></text:p>
            <text:p text:style-name="P2"><text:span text:style-name="T2">$ git checkout translathon</text:span></text:p>
            <text:p text:style-name="P2"><text:span text:style-name="T2">$ less README.translathon.md</text:span></text:p>
            <text:p text:style-name="P2"><text:span text:style-name="T2"/></text:p>
            <text:p text:style-name="P2"><text:span text:style-name="T2">At the end :</text:span></text:p>
            <text:p text:style-name="P2"><text:span text:style-name="T2">$ git diff &gt; yourname.patch</text:span></text:p>
            <text:p text:style-name="P2"><text:span text:style-name="T2">Send this to &lt;</text:span><text:span text:style-name="T2"><text:a xlink:href="mailto:matthieu.caneill@savoirfairelinux.com" xlink:type="simple">matthieu.caneill@savoirfairelinux.com</text:a></text:span><text:span text:style-name="T2">&gt;, with 'translathon' in subject field,</text:span></text:p>
            <text:p text:style-name="P2"><text:span text:style-name="T3">or</text:span><text:span text:style-name="T2"> fork &amp; pull-request on matthieucan/adagios</text:span></text:p>
            <text:p text:style-name="P2"><text:span text:style-name="T2"/></text:p>
            <text:p text:style-name="P2"><text:span text:style-name="T3">Template files (*.html)</text:span></text:p>
            <text:p text:style-name="P2"><text:span text:style-name="T2"/></text:p>
            <text:p text:style-name="P2"><text:span text:style-name="T4">&lt;h1&gt;Hello, world&lt;/h1&gt;</text:span></text:p>
            <text:p text:style-name="P2"><text:span text:style-name="T2"/></text:p>
            <text:p text:style-name="P2"><text:span text:style-name="T5"><text:s text:c="4"/></text:span><text:span text:style-name="T5">will become</text:span></text:p>
            <text:p text:style-name="P2"><text:span text:style-name="T2"/></text:p>
            <text:p text:style-name="P2"><text:span text:style-name="T4">&lt;h1&gt;</text:span><text:span text:style-name="T6">{% trad "</text:span><text:span text:style-name="T4">Hello, world</text:span><text:span text:style-name="T6">" %}</text:span><text:span text:style-name="T4">&lt;/h1&gt;</text:span></text:p>
            <text:p text:style-name="P2"><text:span text:style-name="T2"/></text:p>
            <text:p text:style-name="P2"><text:span text:style-name="T2"/></text:p>
            <text:p text:style-name="P2"><text:span text:style-name="T3">Python files (*.py)</text:span></text:p>
            <text:p text:style-name="P2"><text:span text:style-name="T2"/></text:p>
            <text:p text:style-name="P2"><text:span text:style-name="T4">def foo(bar1, bar2, g='This is text'):</text:span></text:p>
            <text:p text:style-name="P2"><text:span text:style-name="T4"><text:s text:c="2"/></text:span><text:span text:style-name="T4">s = "another string %d and %d" % (bar1, bar2)</text:span></text:p>
            <text:p text:style-name="P2"><text:span text:style-name="T4"><text:s text:c="2"/></text:span><text:span text:style-name="T4">return('yet another one')</text:span></text:p>
            <text:p text:style-name="P2"><text:span text:style-name="T2"/></text:p>
            <text:p text:style-name="P2"><text:span text:style-name="T5"><text:s text:c="4"/></text:span><text:span text:style-name="T5">will become</text:span></text:p>
            <text:p text:style-name="P2"><text:span text:style-name="T2"/></text:p>
            <text:p text:style-name="P2"><text:span text:style-name="T4">def foo(barm g=</text:span><text:span text:style-name="T6">_(</text:span><text:span text:style-name="T4">'This is text</text:span><text:span text:style-name="T7">'</text:span><text:span text:style-name="T6">)</text:span><text:span text:style-name="T4">):</text:span></text:p>
            <text:p text:style-name="P2"><text:span text:style-name="T4"><text:s text:c="2"/></text:span><text:span text:style-name="T4">s = </text:span><text:span text:style-name="T6">_(</text:span><text:span text:style-name="T4">"another string %</text:span><text:span text:style-name="T6">(bar1)</text:span><text:span text:style-name="T4">d and %</text:span><text:span text:style-name="T6">(bar2)</text:span><text:span text:style-name="T4">d") % </text:span><text:span text:style-name="T6">{'bar1': bar1, 'bar2': bar2}</text:span></text:p>
            <text:p text:style-name="P2"><text:span text:style-name="T4"><text:s text:c="2"/></text:span><text:span text:style-name="T4">return(</text:span><text:span text:style-name="T6">_(</text:span><text:span text:style-name="T4">'yet another one'</text:span><text:span text:style-name="T6">)</text:span><text:span text:style-name="T4">)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4T11:12:35.885621919</meta:creation-date>
    <dc:date>2014-04-04T13:26:45.830383237</dc:date>
    <meta:editing-duration>PT2M15S</meta:editing-duration>
    <meta:editing-cycles>7</meta:editing-cycles>
    <meta:generator>LibreOffice/4.1.5.3$Linux_X86_64 LibreOffice_project/410m0$Build-3</meta:generator>
    <meta:document-statistic meta:object-count="24"/>
  </office:meta>
</office:document-meta>
</file>